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763" officeooo:paragraph-rsid="00083763"/>
    </style:style>
    <style:style style:name="P2" style:family="paragraph" style:parent-style-name="Standard">
      <style:text-properties officeooo:rsid="00083763" officeooo:paragraph-rsid="000c022a"/>
    </style:style>
    <style:style style:name="P3" style:family="paragraph" style:parent-style-name="Standard">
      <style:text-properties officeooo:rsid="000c022a" officeooo:paragraph-rsid="000c022a"/>
    </style:style>
    <style:style style:name="P4" style:family="paragraph">
      <style:paragraph-properties fo:text-align="center"/>
    </style:style>
    <style:style style:name="T1" style:family="text">
      <style:text-properties officeooo:rsid="0008cbf8"/>
    </style:style>
    <style:style style:name="T2" style:family="text">
      <style:text-properties officeooo:rsid="000c022a"/>
    </style:style>
    <style:style style:name="gr1" style:family="graphic">
      <style:graphic-properties draw:stroke="solid" svg:stroke-width="0.18mm" svg:stroke-color="#000000" svg:stroke-opacity="100%" draw:stroke-linejoin="round"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name="turtle" draw:style-name="gr1" draw:text-style-name="P4" svg:width="21.16mm" svg:height="21.16mm" svg:x="94.4mm" svg:y="137.8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text:p text:style-name="P1"><text:bookmark-start text:name="__DdeLink__47_1241130416"/>; <text:span text:style-name="T2">Questo è il cerchio fatto alla Papert.</text:span></text:p>
      <text:p text:style-name="P1">; <text:span text:style-name="T2">Lo ricordo perché da questo prendiamo le mosse per una delle spirali</text:span></text:p>
      <text:p text:style-name="P2">; <text:span text:style-name="T2">Lo avevamo scritto come </text:span>REPEAT [ FORWARD <text:span text:style-name="T1">1 </text:span>RIGHT <text:span text:style-name="T1">1 </text:span>]</text:p>
      <text:p text:style-name="P2">; <text:span text:style-name="T2">Qui ci ho aggiunto un po' di generalità per passare dopo a tale spirale</text:span></text:p>
      <text:p text:style-name="P1"/>
      <text:p text:style-name="P1">CLEARSCREEN </text:p>
      <text:p text:style-name="P1">HOME</text:p>
      <text:p text:style-name="P1"/>
      <text:p text:style-name="P1"/>
      <text:p text:style-name="P3">TO CERCHIO ANGOLO PASSO</text:p>
      <text:p text:style-name="P1"><text:s text:c="3"/>REPEAT [ FORWARD <text:span text:style-name="T2">PASSO </text:span>RIGHT <text:span text:style-name="T2">ANGOLO </text:span>]</text:p>
      <text:p text:style-name="P3">END</text:p>
      <text:p text:style-name="P3"/>
      <text:p text:style-name="P3">CERCHIO 1 1 </text:p>
      <text:p text:style-name="P3"><text:bookmark-end text:name="__DdeLink__47_1241130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1:17:29.313363795</meta:creation-date>
    <dc:title>template-default</dc:title>
    <meta:generator>LibreOffice/4.2.8.2$Linux_x86 LibreOffice_project/420m0$Build-2</meta:generator>
    <meta:editing-duration>PT1M7S</meta:editing-duration>
    <meta:editing-cycles>7</meta:editing-cycles>
    <dc:date>2016-11-27T13:36:42.843820732</dc:date>
    <meta:document-statistic meta:table-count="0" meta:image-count="0" meta:object-count="0" meta:page-count="1" meta:paragraph-count="10" meta:word-count="65" meta:character-count="331" meta:non-whitespace-character-count="271"/>
    <meta:template xlink:type="simple" xlink:actuate="onRequest" xlink:title="template-default" xlink:href="../../../../.config/libreoffice/4/user/template/template-default.ott" meta:date="2016-11-25T11:17:28.979766576"/>
  </office:meta>
</office:document-meta>
</file>